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23c1a"/>
    </style:style>
    <style:style style:name="P2" style:family="paragraph" style:parent-style-name="Text_20_body" style:list-style-name="L1"/>
    <style:style style:name="P3" style:family="paragraph" style:parent-style-name="Text_20_body">
      <style:text-properties officeooo:rsid="00023c1a" officeooo:paragraph-rsid="00023c1a"/>
    </style:style>
    <style:style style:name="P4" style:family="paragraph" style:parent-style-name="Standard">
      <style:text-properties officeooo:rsid="00023c1a" officeooo:paragraph-rsid="00023c1a"/>
    </style:style>
    <style:style style:name="P5" style:family="paragraph" style:parent-style-name="Heading_20_2">
      <style:text-properties officeooo:paragraph-rsid="00023c1a"/>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text-properties officeooo:paragraph-rsid="00023c1a"/>
    </style:style>
    <style:style style:name="T1" style:family="text">
      <style:text-properties officeooo:rsid="00023c1a"/>
    </style:style>
    <style:style style:name="T2" style:family="text">
      <style:text-properties officeooo:rsid="00025d7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OTES A RAJOUTER/MODIF SI LE TEMPS : <text:line-break/><text:line-break/>INIT;SQL : modif de la table dans ajout_parcs (fusion colonnes)<text:line-break/><text:line-break/>INDEX;php<text:line-break/><text:line-break/></text:span>ℹ️ Accessibilité (bonus) :</text:p>
      <text:list text:style-name="L1">
        <text:list-item>
          <text:p text:style-name="P2">Ajoute <text:span text:style-name="Source_20_Text">scope="col"</text:span> à chaque <text:span text:style-name="Source_20_Text">&lt;th&gt;</text:span> pour meilleure accessibilité :</text:p>
        </text:list-item>
      </text:list>
      <text:p text:style-name="P3">Et idéalement, un <text:span text:style-name="Source_20_Text">caption</text:span> par table (visible ou non) :</text:p>
      <text:p text:style-name="P4">&lt;caption&gt;Table des POI&lt;/caption&gt;<text:line-break/><text:line-break/><text:line-break/><text:span text:style-name="T2">styliser les form table etc. avec leur propre fichier CSS</text:span></text:p>
      <text:p text:style-name="P4"/>
      <text:p text:style-name="P1"><text:span text:style-name="T1">Tu peux rajouter une vérif JS pour la validité de la géométrie (ex : </text:span><text:span text:style-name="Source_20_Text"><text:span text:style-name="T1">JSON.parse(geometry)</text:span></text:span><text:span text:style-name="T1">), mais franchement… t’es déjà </text:span><text:span text:style-name="Strong_20_Emphasis"><text:span text:style-name="T1">au-delà du minimum pro</text:span></text:span><text:span text:style-name="T1"> là. <text:line-break/><text:line-break/></text:span>non je l'ai fait, mais je me note dans mon fichier word "ce que je ne ferai jamais" si je tape entrée direct après avoir entré un champ, ça me renvoie sur la page admin sans faire les modifs, ce serait à changer, genre avec un popup, dans un far far future <text:line-break/>✅ Solutions un jour (ou jamais) :</text:p>
      <text:p text:style-name="P1">- Ajouter un `confirm("Valider ?")` en JS</text:p>
      <text:p text:style-name="P1">- Ne pas rediriger direct après l'update (laisser un message genre "modif OK")</text:p>
      <text:p text:style-name="P1">- Ajouter un bouton "valider" cliquable uniquement (désactiver `enter`)</text:p>
      <text:p text:style-name="P1"/>
      <text:h text:style-name="P5" text:outline-level="2">Ce qu’il reste à faire :</text:h>
      <text:h text:style-name="Heading_20_3" text:outline-level="3">Ergonomie / accessibilité</text:h>
      <text:list text:style-name="L2">
        <text:list-item>
          <text:p text:style-name="P6">Ajouter les attributs required, aria-label et placeholder dans les formulaires (ajout / modif)</text:p>
        </text:list-item>
        <text:list-item>
          <text:p text:style-name="P6">Désactiver la touche Entrée sur les formulaires si nécessaire</text:p>
        </text:list-item>
        <text:list-item>
          <text:p text:style-name="P6">Styliser les boutons Modifier / Supprimer</text:p>
        </text:list-item>
        <text:list-item>
          <text:p text:style-name="P6">Rendre l’affichage des geometry plus lisible dans l’admin (résumé ou caché)</text:p>
        </text:list-item>
      </text:list>
      <text:h text:style-name="Heading_20_3" text:outline-level="3">CSS / responsive</text:h>
      <text:list text:style-name="L3">
        <text:list-item>
          <text:p text:style-name="P7">Vérifier que la page admin est responsive (tableaux, mobile)</text:p>
        </text:list-item>
        <text:list-item>
          <text:p text:style-name="P7">Uniformiser les titres (balises &lt;title&gt;, &lt;h1&gt;) et les classes CSS</text:p>
        </text:list-item>
        <text:list-item>
          <text:p text:style-name="P7">S’assurer que le dark/light fonctionne aussi sur l’admin si c’est prévu</text:p>
        </text:list-item>
      </text:list>
      <text:h text:style-name="Heading_20_3" text:outline-level="3">Organisation &amp; structure</text:h>
      <text:list text:style-name="L4">
        <text:list-item>
          <text:p text:style-name="P8">Regrouper les fichiers PHP à la racine, et les autres (CSS, JS, images) dans leurs dossiers dédiés</text:p>
        </text:list-item>
        <text:list-item>
          <text:p text:style-name="P8">Créer un header.php partagé (public / admin séparé si nécessaire)</text:p>
        </text:list-item>
        <text:list-item>
          <text:p text:style-name="P8">Vérifier le contenu du .gitignore</text:p>
        </text:list-item>
        <text:list-item>
          <text:p text:style-name="P8"><text:soft-page-break/>Supprimer les anciens fichiers de test inutiles (ex : index.html)</text:p>
        </text:list-item>
      </text:list>
      <text:h text:style-name="Heading_20_3" text:outline-level="3">README &amp; screenshots</text:h>
      <text:list text:style-name="L5">
        <text:list-item>
          <text:p text:style-name="P9">Écrire un README minimal (présentation, arborescence, tech utilisées)</text:p>
        </text:list-item>
        <text:list-item>
          <text:p text:style-name="P9">Prendre un screenshot de la page utilisateur</text:p>
        </text:list-item>
        <text:list-item>
          <text:p text:style-name="P9">Prendre un screenshot de la page admin</text:p>
        </text:list-item>
        <text:list-item>
          <text:p text:style-name="P9">(Optionnel) Ajouter une capture de la carte en dark et en light</text:p>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0:05:04.956000000</meta:creation-date>
    <dc:date>2025-06-10T02:09:49.047000000</dc:date>
    <meta:editing-duration>PT5H42M19S</meta:editing-duration>
    <meta:editing-cycles>2</meta:editing-cycles>
    <meta:generator>LibreOffice/24.8.6.2$Windows_X86_64 LibreOffice_project/6d98ba145e9a8a39fc57bcc76981d1fb1316c60c</meta:generator>
    <meta:document-statistic meta:table-count="0" meta:image-count="0" meta:object-count="0" meta:page-count="2" meta:paragraph-count="28" meta:word-count="345" meta:character-count="2046" meta:non-whitespace-character-count="1736"/>
  </office:meta>
</office:document-meta>
</file>